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5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6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7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8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9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0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4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17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8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20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5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6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3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4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5" style:family="paragraph" style:parent-style-name="Text_20_body" style:list-style-name="L5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6" style:family="paragraph" style:parent-style-name="Text_20_body" style:list-style-name="L5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7" style:family="paragraph" style:parent-style-name="Text_20_body" style:list-style-name="L5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8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9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0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1" style:family="paragraph" style:parent-style-name="Text_20_body" style:list-style-name="L8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2" style:family="paragraph" style:parent-style-name="Text_20_body" style:list-style-name="L8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3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4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</style:style>
    <style:style style:name="P4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4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8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5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0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1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3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4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5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6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7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69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1f1f1f" loext:opacity="100%" style:font-name="Google Sans Text"/>
    </style:style>
    <style:style style:name="T5" style:family="text">
      <style:text-properties fo:color="#1f1f1f" loext:opacity="100%" style:font-name="Google Sans Text" fo:font-weight="bold" loext:padding="0cm" loext:border="none"/>
    </style:style>
    <style:style style:name="T6" style:family="text">
      <style:text-properties fo:color="#1f1f1f" loext:opacity="100%" style:font-name="Google Sans Text" loext:padding="0cm" loext:border="none"/>
    </style:style>
    <style:style style:name="T7" style:family="text">
      <style:text-properties fo:color="#444746" loext:opacity="100%" style:font-name="Google Sans Text" loext:padding="0cm" loext:border="none"/>
    </style:style>
    <style:style style:name="T8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9" style:family="text">
      <style:text-properties fo:font-variant="normal" fo:text-transform="none" fo:color="#444746" loext:opacity="100%" loext:padding="0cm" loext:border="none"/>
    </style:style>
    <style:style style:name="T10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12" style:family="text">
      <style:text-properties fo:font-variant="normal" fo:text-transform="none" fo:color="#1967d2" loext:opacity="100%" style:font-name="Google Sans Text" fo:font-size="10.5pt" fo:font-style="normal" fo:font-weight="bold" loext:padding="0cm" loext:border="none"/>
    </style:style>
    <style:style style:name="T13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14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section text:style-name="Sect1" text:name="model-response-message-contentr_5069ae47801130c2">
        <text:p text:style-name="P47"><text:span text:style-name="T4">Sobre o seu mapa de memória, você tocou no ponto clássico do </text:span><text:span text:style-name="T5">MC68000</text:span><text:span text:style-name="T4">: ele exige que os vetores de reset (SSP e PC) estejam no endereço </text:span><text:span text:style-name="Source_20_Text"><text:span text:style-name="T7">$000000</text:span></text:span><text:span text:style-name="T4"> na inicialização, mas para rodar um sistema operacional como o CP/M-68K, é muito mais prático ter RAM no início do mapa.</text:span></text:p>
        <text:p text:style-name="P27">Para resolver isso com uma <text:span text:style-name="T2">GAL22V10</text:span>, precisamos implementar um <text:span text:style-name="T2">Flip-Flop de sobreposição (Overlay)</text:span>.</text:p>
        <text:h text:style-name="P1" text:outline-level="3">A Lógica do Projeto</text:h>
        <text:list text:style-name="L1">
          <text:list-item>
            <text:p text:style-name="P54"><text:span text:style-name="T5">Estado de Reset:</text:span><text:span text:style-name="T4"> No momento do hardware reset, um sinal (que chamaremos de </text:span><text:span text:style-name="Source_20_Text"><text:span text:style-name="T7">BOOT_MODE</text:span></text:span><text:span text:style-name="T4">) deve ser ativado. Enquanto ele estiver ativo, qualquer acesso à faixa baixa (</text:span><text:span text:style-name="Source_20_Text"><text:span text:style-name="T7">$000000</text:span></text:span><text:span text:style-name="T4">) é desviado para a ROM.</text:span></text:p>
          </text:list-item>
          <text:list-item>
            <text:p text:style-name="P54"><text:span text:style-name="T5">Troca de Contexto:</text:span><text:span text:style-name="T4"> Assim que o código da ROM rodar as primeiras instruções, ele faz um acesso a um endereço específico de I/O (ou uma escrita em um registrador) que desativa o </text:span><text:span text:style-name="Source_20_Text"><text:span text:style-name="T7">BOOT_MODE</text:span></text:span><text:span text:style-name="T4">.</text:span></text:p>
          </text:list-item>
          <text:list-item>
            <text:p text:style-name="P54"><text:span text:style-name="T5">Estado Normal:</text:span><text:span text:style-name="T4"> Com o </text:span><text:span text:style-name="Source_20_Text"><text:span text:style-name="T7">BOOT_MODE</text:span></text:span><text:span text:style-name="T4"> desativado, a SRAM assume o endereço </text:span><text:span text:style-name="Source_20_Text"><text:span text:style-name="T7">$000000</text:span></text:span><text:span text:style-name="T4"> e a ROM fica fixa em </text:span><text:span text:style-name="Source_20_Text"><text:span text:style-name="T7">$E00000</text:span></text:span><text:span text:style-name="T4">.</text:span></text:p>
          </text:list-item>
        </text:list>
        <text:h text:style-name="P1" text:outline-level="3">Sugestão de Arquivo GALasm</text:h>
        <text:p text:style-name="P20">Assumindo que você usará uma saída da GAL para manter o estado do "Boot" (usando um pino como registrador/flip-flop):</text:p>
        <text:p text:style-name="P46">CHIP ORION_DECODER GAL22V10</text:p>
        <text:p text:style-name="P46"/>
        <text:p text:style-name="P46">; --- Entradas ---</text:p>
        <text:p text:style-name="P46">PIN 1 <text:s/>KILL_BOOT ; Sinal que vem da decodificação de I/O (pulso para desligar boot)</text:p>
        <text:p text:style-name="P46">PIN 2 <text:s/>AS <text:s text:c="7"/>; Address Strobe no pino 2 (entrada comum)</text:p>
        <text:p text:style-name="P46">PIN 3 <text:s/>A23</text:p>
        <text:p text:style-name="P46">PIN 4 <text:s/>A22</text:p>
        <text:p text:style-name="P46">PIN 5 <text:s/>A21</text:p>
        <text:p text:style-name="P46">PIN 6 <text:s/>A20</text:p>
        <text:p text:style-name="P46">PIN 7 <text:s/>RESET <text:s text:c="4"/>; Ativo Low</text:p>
        <text:p text:style-name="P46">PIN 8 <text:s/>RW</text:p>
        <text:p text:style-name="P46">PIN 9 <text:s/>A19 <text:s text:c="6"/>; Adicionei A19 para ajudar na precisão</text:p>
        <text:p text:style-name="P46"/>
        <text:p text:style-name="P46">; --- Saídas ---</text:p>
        <text:p text:style-name="P46">PIN 14 ROM_CS <text:s text:c="2"/>; Ativo Low</text:p>
        <text:p text:style-name="P46">PIN 15 RAM_CS <text:s text:c="2"/>; Ativo Low</text:p>
        <text:p text:style-name="P46">PIN 17 BOOT <text:s text:c="4"/>; Registrador de estado (1=Boot, 0=Normal)</text:p>
        <text:p text:style-name="P46"><text:soft-page-break/></text:p>
        <text:p text:style-name="P46">EQUATIONS</text:p>
        <text:p text:style-name="P46"/>
        <text:p text:style-name="P46">; O Reset assíncrono (AR) coloca o flip-flop em 1.</text:p>
        <text:p text:style-name="P46">; O sinal KILL_BOOT no pino 1 faz o clock e carrega o '0' do .D</text:p>
        <text:p text:style-name="P46">BOOT.AR = !RESET</text:p>
        <text:p text:style-name="P46">BOOT.D <text:s/>= 0</text:p>
        <text:p text:style-name="P46"/>
        <text:p text:style-name="P46">; ROM_CS (Ativa em 0xE00000 ou em 0x000000 se BOOT=1)</text:p>
        <text:p text:style-name="P46">ROM_CS = !( (!AS * A23 * A22 * A21 * !A20) + \ </text:p>
        <text:p text:style-name="P46"><text:s text:c="12"/>(!AS * !A23 * !A22 * !A21 * !A20 * BOOT) )</text:p>
        <text:p text:style-name="P46"/>
        <text:p text:style-name="P46">; RAM_CS (0x000000 até 0x1FFFFF, mas cede lugar à ROM se BOOT=1)</text:p>
        <text:p text:style-name="P46">RAM_CS = !( (!AS * !A23 * !A22 * !A21) * !(BOOT * !A20) )</text:p>
        <text:h text:style-name="P1" text:outline-level="3">Como usar no seu código C (BIOS):</text:h>
        <text:p text:style-name="P20">Logo no início do seu código de inicialização (em Assembly ou C), após configurar o básico, você deve "matar" o sinal de boot para liberar a RAM:</text:p>
        <text:p text:style-name="P68">C</text:p>
        <text:p text:style-name="P14"><text:span text:style-name="Source_20_Text"><text:span text:style-name="T10">// Se a lógica da GAL for desarmar o BOOT no primeiro acesso a I/O:</text:span></text:span></text:p>
        <text:p text:style-name="P16"><text:span text:style-name="Source_20_Text"><text:span text:style-name="T11">#</text:span></text:span><text:span text:style-name="Source_20_Text"><text:span text:style-name="T12">define</text:span></text:span><text:span text:style-name="Source_20_Text"><text:span text:style-name="T11"> DUMMY_IO_BASE 0xF00000</text:span></text:span></text:p>
        <text:p text:style-name="P16"><text:span text:style-name="Source_20_Text"><text:span text:style-name="T13">volatile</text:span></text:span><text:span text:style-name="Source_20_Text"><text:span text:style-name="T8"> </text:span></text:span><text:span text:style-name="Source_20_Text"><text:span text:style-name="T13">uint16_t</text:span></text:span><text:span text:style-name="Source_20_Text"><text:span text:style-name="T8"> *kill_boot = (</text:span></text:span><text:span text:style-name="Source_20_Text"><text:span text:style-name="T13">uint16_t</text:span></text:span><text:span text:style-name="Source_20_Text"><text:span text:style-name="T8"> *)DUMMY_IO_BASE;</text:span></text:span></text:p>
        <text:p text:style-name="P19"/>
        <text:p text:style-name="P16"><text:span text:style-name="Source_20_Text"><text:span text:style-name="T13">void</text:span></text:span><text:span text:style-name="Source_20_Text"><text:span text:style-name="T8"> _start() {</text:span></text:span></text:p>
        <text:p text:style-name="P16"><text:span text:style-name="Source_20_Text"><text:span text:style-name="T9"><text:s text:c="4"/></text:span></text:span><text:span text:style-name="Source_20_Text"><text:span text:style-name="T10">// Configurações iniciais de hardware...</text:span></text:span></text:p>
        <text:p text:style-name="P19"><text:span text:style-name="Source_20_Text"><text:span text:style-name="T9"><text:s text:c="4"/></text:span></text:span></text:p>
        <text:p text:style-name="P16"><text:span text:style-name="Source_20_Text"><text:span text:style-name="T9"><text:s text:c="4"/></text:span></text:span><text:span text:style-name="Source_20_Text"><text:span text:style-name="T10">// O primeiro acesso ao espaço de I/O (F00000) </text:span></text:span></text:p>
        <text:p text:style-name="P16"><text:span text:style-name="Source_20_Text"><text:span text:style-name="T9"><text:s text:c="4"/></text:span></text:span><text:span text:style-name="Source_20_Text"><text:span text:style-name="T10">// fará o pino BOOT da GAL ir para 0.</text:span></text:span></text:p>
        <text:p text:style-name="P16"><text:span text:style-name="Source_20_Text"><text:span text:style-name="T9"><text:s text:c="4"/></text:span></text:span><text:span text:style-name="Source_20_Text"><text:span text:style-name="T8">*kill_boot = </text:span></text:span><text:span text:style-name="Source_20_Text"><text:span text:style-name="T14">0</text:span></text:span><text:span text:style-name="Source_20_Text"><text:span text:style-name="T8">; </text:span></text:span></text:p>
        <text:p text:style-name="P19"><text:span text:style-name="Source_20_Text"><text:span text:style-name="T9"><text:s text:c="4"/></text:span></text:span></text:p>
        <text:p text:style-name="P16"><text:span text:style-name="Source_20_Text"><text:span text:style-name="T9"><text:s text:c="4"/></text:span></text:span><text:span text:style-name="Source_20_Text"><text:span text:style-name="T10">// Agora a RAM está disponível em 0x000000</text:span></text:span></text:p>
        <text:p text:style-name="P19"><text:span text:style-name="Source_20_Text"><text:span text:style-name="T8">}</text:span></text:span></text:p>
        <text:h text:style-name="P1" text:outline-level="3">Observações Técnicas:</text:h>
        <text:list text:style-name="L2">
          <text:list-item>
            <text:p text:style-name="P33"><text:span text:style-name="T2">Tensão:</text:span> Lembre-se que se estiver usando componentes de <text:span text:style-name="T2">tensão</text:span> diferente (ex: Pi Pico 3.3V vs 68000 5V), a GAL22V10 (se for a série C ou VC) costuma tolerar bem, mas verifique os níveis lógicos <text:span text:style-name="T3">$V_{IH}$</text:span> e <text:span text:style-name="T3">$V_{IL}$</text:span> no datasheet.</text:p>
          </text:list-item>
          <text:list-item>
            <text:p text:style-name="P57"><text:span text:style-name="T5">A20:</text:span><text:span text:style-name="T4"> Note que usei </text:span><text:span text:style-name="Source_20_Text"><text:span text:style-name="T7">A20</text:span></text:span><text:span text:style-name="T4"> na lógica da RAM para limitar os 2 MB. Como </text:span><text:span text:style-name="T6">$2^{21} = 2$</text:span><text:span text:style-name="T4"> MB, os pinos A21, A22 e A23 devem estar em 0 para acessar essa faixa.</text:span></text:p>
          </text:list-item>
          <text:list-item>
            <text:p text:style-name="P57"><text:soft-page-break/><text:span text:style-name="T5">Reset:</text:span><text:span text:style-name="T4"> O pino </text:span><text:span text:style-name="Source_20_Text"><text:span text:style-name="T7">BOOT.AR</text:span></text:span><text:span text:style-name="T4"> (Asynchronous Reset) na GAL garante que, assim que a </text:span><text:span text:style-name="T5">tensão</text:span><text:span text:style-name="T4"> subir e o sinal de Reset for acionado, o sistema comece obrigatoriamente lendo a ROM.</text:span></text:p>
          </text:list-item>
        </text:list>
      </text:section>
      <text:p text:style-name="Standard"/>
      <text:p text:style-name="Standard"/>
      <text:p text:style-name="Standard"/>
      <text:h text:style-name="Heading_20_3" text:outline-level="3">1. A Técnica do Espelhamento (A mais segura)</text:h>
      <text:p text:style-name="Text_20_body">Como no seu mapa de memória a ROM também está em <text:span text:style-name="Source_20_Text">0xE00000</text:span>, você faz o seguinte:</text:p>
      <text:list text:style-name="L3">
        <text:list-item>
          <text:p text:style-name="P69">O sistema reseta e começa em <text:span text:style-name="Source_20_Text">0x000000</text:span> (Modo BOOT ativo).</text:p>
        </text:list-item>
        <text:list-item>
          <text:p text:style-name="P69">A primeira instrução do seu código de BIOS deve ser um <text:span text:style-name="T1">Salto Absoluto</text:span> para o endereço correspondente na faixa alta.</text:p>
          <text:list>
            <text:list-item>
              <text:p text:style-name="P69">Exemplo: Se o código está em <text:span text:style-name="Source_20_Text">0x000008</text:span>, você pula para <text:span text:style-name="Source_20_Text">0xE00008</text:span>.</text:p>
            </text:list-item>
          </text:list>
        </text:list-item>
        <text:list-item>
          <text:p text:style-name="P69">A partir daí, o 68000 está executando o código através do endereço <text:span text:style-name="Source_20_Text">0xE00000</text:span>.</text:p>
        </text:list-item>
        <text:list-item>
          <text:p text:style-name="P69">Agora você pode desativar o sinal de <text:span text:style-name="Source_20_Text">BOOT</text:span> tranquilamente. A ROM em <text:span text:style-name="Source_20_Text">0x000000</text:span> vai sumir e a RAM vai aparecer lá, mas <text:span text:style-name="T1">como o processador está "olhando" para a ROM através do endereço 0xE00000, ele não toma um susto.</text:span></text:p>
        </text:list-item>
        <text:list-item>
          <text:p text:style-name="P69">Depois disso, você pode carregar os vetores de interrupção na RAM (<text:span text:style-name="Source_20_Text">0x000000</text:span> em diante) e seguir a vida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Sua lógica está 100% correta. O processo é exatamente esse "malabarismo" entre os endereços.</text:p>
      <text:section text:style-name="Sect1" text:name="model-response-message-contentr_a1f391da55bc3756">
        <text:p text:style-name="P47"><text:span text:style-name="T4">Sobre a sua dúvida crucial (</text:span><text:span text:style-name="T5">onde será a próxima instrução?</text:span><text:span text:style-name="T4">): se você simplesmente disparar o acesso ao I/O que desliga o BOOT, o PC (Program Counter) do 68000 ainda estará apontando para um endereço baixo (ex: </text:span><text:span text:style-name="Source_20_Text"><text:span text:style-name="T7">0x000102</text:span></text:span><text:span text:style-name="T4">). No momento em que o pino </text:span><text:span text:style-name="Source_20_Text"><text:span text:style-name="T7">BOOT</text:span></text:span><text:span text:style-name="T4"> muda de 1 para 0, a ROM "some" dali e entra a RAM. Se você não tiver copiado o código exatamente para a mesma posição na RAM, o processador vai ler lixo e travar (</text:span><text:span text:style-name="T5">crash</text:span><text:span text:style-name="T4">).</text:span></text:p>
        <text:p text:style-name="P27">Existem duas formas clássicas de resolver isso no <text:span text:style-name="T2">Orion68</text:span>:</text:p>
        <text:h text:style-name="P1" text:outline-level="3">1. A Técnica do Espelhamento (A mais segura)</text:h>
        <text:p text:style-name="P47"><text:span text:style-name="T4">Como no seu mapa de memória a ROM também está em </text:span><text:span text:style-name="Source_20_Text"><text:span text:style-name="T7">0xE00000</text:span></text:span><text:span text:style-name="T4">, você faz o seguinte:</text:span></text:p>
        <text:list text:style-name="L4">
          <text:list-item>
            <text:p text:style-name="P59"><text:span text:style-name="T4">O sistema reseta e começa em </text:span><text:span text:style-name="Source_20_Text"><text:span text:style-name="T7">0x000000</text:span></text:span><text:span text:style-name="T4"> (Modo BOOT ativo).</text:span></text:p>
          </text:list-item>
          <text:list-item>
            <text:p text:style-name="P34">A primeira instrução do seu código de BIOS deve ser um <text:span text:style-name="T2">Salto Absoluto</text:span> para o endereço correspondente na faixa alta.</text:p>
            <text:list>
              <text:list-item>
                <text:p text:style-name="P59"><text:span text:style-name="T4">Exemplo: Se o código está em </text:span><text:span text:style-name="Source_20_Text"><text:span text:style-name="T7">0x000008</text:span></text:span><text:span text:style-name="T4">, você pula para </text:span><text:span text:style-name="Source_20_Text"><text:span text:style-name="T7">0xE00008</text:span></text:span><text:span text:style-name="T4">.</text:span></text:p>
              </text:list-item>
            </text:list>
          </text:list-item>
          <text:list-item>
            <text:p text:style-name="P59"><text:span text:style-name="T4">A partir daí, o 68000 está executando o código através do endereço </text:span><text:span text:style-name="Source_20_Text"><text:span text:style-name="T7">0xE00000</text:span></text:span><text:span text:style-name="T4">.</text:span></text:p>
          </text:list-item>
          <text:list-item>
            <text:p text:style-name="P59"><text:span text:style-name="T4">Agora você pode desativar o sinal de </text:span><text:span text:style-name="Source_20_Text"><text:span text:style-name="T7">BOOT</text:span></text:span><text:span text:style-name="T4"> tranquilamente. A ROM em </text:span><text:span text:style-name="Source_20_Text"><text:span text:style-name="T7">0x000000</text:span></text:span><text:span text:style-name="T4"> vai sumir e a RAM vai aparecer lá, mas </text:span><text:span text:style-name="T5">como o processador está "olhando" para a ROM através do endereço 0xE00000, ele não toma um susto.</text:span></text:p>
          </text:list-item>
          <text:list-item>
            <text:p text:style-name="P59"><text:span text:style-name="T4">Depois disso, você pode carregar os vetores de interrupção na RAM (</text:span><text:span text:style-name="Source_20_Text"><text:span text:style-name="T7">0x000000</text:span></text:span><text:span text:style-name="T4"> em diante) e seguir a vida.</text:span></text:p>
          </text:list-item>
        </text:list>
        <text:h text:style-name="P1" text:outline-level="3">2. A Técnica da Cópia Identica (Shadowing)</text:h>
        <text:list text:style-name="L5">
          <text:list-item>
            <text:p text:style-name="P35">Você copia o trecho do código de inicialização da ROM para a RAM (no mesmo endereço relativo).</text:p>
          </text:list-item>
          <text:list-item>
            <text:p text:style-name="P35">Executa o acesso ao I/O.</text:p>
          </text:list-item>
          <text:list-item>
            <text:p text:style-name="P35">A memória troca sob os pés do processador, mas como o código que estava na ROM é idêntico ao que você acabou de copiar para a RAM, a próxima instrução que ele buscar será exatamente a que deveria ser.</text:p>
          </text:list-item>
        </text:list>
        <text:p text:style-name="Horizontal_20_Line"/>
        <text:h text:style-name="P1" text:outline-level="3">Exemplo de fluxo no código (Assembly/C):</text:h>
        <text:p text:style-name="P27"><text:soft-page-break/>Para o seu projeto, recomendo a <text:span text:style-name="T2">Opção 1</text:span>. Veja como seria a lógica do código de boot:</text:p>
        <text:p text:style-name="P68">Snippet de código</text:p>
        <text:p text:style-name="P14"><text:span text:style-name="Source_20_Text"><text:span text:style-name="T9"><text:s text:c="4"/></text:span></text:span><text:span text:style-name="Source_20_Text"><text:span text:style-name="T8">ORG $000000</text:span></text:span></text:p>
        <text:p text:style-name="P19"><text:span text:style-name="Source_20_Text"><text:span text:style-name="T9"><text:s text:c="4"/></text:span></text:span><text:span text:style-name="Source_20_Text"><text:span text:style-name="T8">DC.L $10000 <text:s text:c="4"/>; Stack Pointer inicial</text:span></text:span></text:p>
        <text:p text:style-name="P19"><text:span text:style-name="Source_20_Text"><text:span text:style-name="T9"><text:s text:c="4"/></text:span></text:span><text:span text:style-name="Source_20_Text"><text:span text:style-name="T8">DC.L START <text:s text:c="5"/>; Endereço de Reset</text:span></text:span></text:p>
        <text:p text:style-name="P19"/>
        <text:p text:style-name="P19"><text:span text:style-name="Source_20_Text"><text:span text:style-name="T8">START:</text:span></text:span></text:p>
        <text:p text:style-name="P19"><text:span text:style-name="Source_20_Text"><text:span text:style-name="T9"><text:s text:c="4"/></text:span></text:span><text:span text:style-name="Source_20_Text"><text:span text:style-name="T8">; 1. Pular para a ROM no endereço alto imediatamente</text:span></text:span></text:p>
        <text:p text:style-name="P19"><text:span text:style-name="Source_20_Text"><text:span text:style-name="T9"><text:s text:c="4"/></text:span></text:span><text:span text:style-name="Source_20_Text"><text:span text:style-name="T8">JMP $E00000 + CONTINUA.L </text:span></text:span></text:p>
        <text:p text:style-name="P19"/>
        <text:p text:style-name="P19"><text:span text:style-name="Source_20_Text"><text:span text:style-name="T8">CONTINUA:</text:span></text:span></text:p>
        <text:p text:style-name="P19"><text:span text:style-name="Source_20_Text"><text:span text:style-name="T9"><text:s text:c="4"/></text:span></text:span><text:span text:style-name="Source_20_Text"><text:span text:style-name="T8">; 2. Aqui o PC já está na casa do 0xE00000...</text:span></text:span></text:p>
        <text:p text:style-name="P19"><text:span text:style-name="Source_20_Text"><text:span text:style-name="T9"><text:s text:c="4"/></text:span></text:span><text:span text:style-name="Source_20_Text"><text:span text:style-name="T8">; 3. Agora acessamos o I/O para matar o BOOT</text:span></text:span></text:p>
        <text:p text:style-name="P19"><text:span text:style-name="Source_20_Text"><text:span text:style-name="T9"><text:s text:c="4"/></text:span></text:span><text:span text:style-name="Source_20_Text"><text:span text:style-name="T8">MOVE.B #0, $F00000 <text:s/>; Isso dispara o clock na GAL, BOOT vai para 0</text:span></text:span></text:p>
        <text:p text:style-name="P19"><text:span text:style-name="Source_20_Text"><text:span text:style-name="T9"><text:s text:c="4"/></text:span></text:span></text:p>
        <text:p text:style-name="P19"><text:span text:style-name="Source_20_Text"><text:span text:style-name="T9"><text:s text:c="4"/></text:span></text:span><text:span text:style-name="Source_20_Text"><text:span text:style-name="T8">; 4. Agora 0x000000 é RAM e 0xE00000 continua sendo ROM.</text:span></text:span></text:p>
        <text:p text:style-name="P19"><text:span text:style-name="Source_20_Text"><text:span text:style-name="T9"><text:s text:c="4"/></text:span></text:span><text:span text:style-name="Source_20_Text"><text:span text:style-name="T8">; 5. Podemos copiar os vetores de interrupção da BIOS para a RAM.</text:span></text:span></text:p>
        <text:p text:style-name="P19"><text:span text:style-name="Source_20_Text"><text:span text:style-name="T9"><text:s text:c="4"/></text:span></text:span><text:span text:style-name="Source_20_Text"><text:span text:style-name="T8">LEA $E00000, A0 <text:s text:c="4"/>; Origem (ROM)</text:span></text:span></text:p>
        <text:p text:style-name="P19"><text:span text:style-name="Source_20_Text"><text:span text:style-name="T9"><text:s text:c="4"/></text:span></text:span><text:span text:style-name="Source_20_Text"><text:span text:style-name="T8">LEA $000000, A1 <text:s text:c="4"/>; Destino (RAM)</text:span></text:span></text:p>
        <text:p text:style-name="P19"><text:span text:style-name="Source_20_Text"><text:span text:style-name="T9"><text:s text:c="4"/></text:span></text:span><text:span text:style-name="Source_20_Text"><text:span text:style-name="T8">; ... rotina de cópia ...</text:span></text:span></text:p>
        <text:h text:style-name="P1" text:outline-level="3">O impacto no Hardware (GAL)</text:h>
        <text:p text:style-name="P47"><text:span text:style-name="T4">Certifique-se de que a sua equação da </text:span><text:span text:style-name="Source_20_Text"><text:span text:style-name="T7">ROM_CS</text:span></text:span><text:span text:style-name="T4"> na GAL mantenha a ROM ativa no endereço </text:span><text:span text:style-name="Source_20_Text"><text:span text:style-name="T7">E00000</text:span></text:span><text:span text:style-name="T4"> </text:span><text:span text:style-name="T5">independentemente</text:span><text:span text:style-name="T4"> do estado do pino de BOOT. No código que passei anteriormente, a linha:</text:span></text:p>
        <text:p text:style-name="P47"><text:span text:style-name="Source_20_Text"><text:span text:style-name="T7">ROM_CS = !( (!AS * A23 * A22 * A21 * !A20) + ... )</text:span></text:span></text:p>
        <text:p text:style-name="P47"><text:span text:style-name="T4">Garante exatamente isso! O endereço que começa com </text:span><text:span text:style-name="Source_20_Text"><text:span text:style-name="T7">1110</text:span></text:span><text:span text:style-name="T4"> (E) sempre ativará a ROM, permitindo que você "fuja" para lá antes de puxar o tapete do endereço </text:span><text:span text:style-name="Source_20_Text"><text:span text:style-name="T7">0x000000</text:span></text:span><text:span text:style-name="T4">.</text:span></text:p>
        <text:p text:style-name="P47"><text:span text:style-name="T4">Como estão as conexões do seu </text:span><text:span text:style-name="T5">vgapico</text:span><text:span text:style-name="T4">? Se ele estiver mapeado no espaço de I/O (</text:span><text:span text:style-name="Source_20_Text"><text:span text:style-name="T7">0xF00000</text:span></text:span><text:span text:style-name="T4">), o primeiro comando que você enviar para ele (como um comando de "Clear Screen" ou "Init") já pode servir automaticamente como o gatilho para desligar o modo de boot, economizando código!</text:span>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0">Peço desculpas pelo "nó"! No mundo do silício, às vezes a gente tem tantas opções que acaba tropeçando nelas. Vamos desatar esse nó agora mesmo.</text:p>
      <text:section text:style-name="Sect1" text:name="model-response-message-contentr_ac747a2d2ab164cb">
        <text:p text:style-name="P27">Existem <text:span text:style-name="T2">duas formas</text:span> de usar o 74HC74. A que eu sugeri por último é a mais "limpa" para o design do Orion68. Veja a diferença:</text:p>
        <text:h text:style-name="P1" text:outline-level="3">A sua ideia inicial (Clock Externo)</text:h>
        <text:p text:style-name="P20">Você usaria o 74HC74 para criar um pulso de clock que entra na GAL.</text:p>
        <text:list text:style-name="L6">
          <text:list-item>
            <text:p text:style-name="P38"><text:span text:style-name="T2">Problema:</text:span> A GAL ainda precisaria estar no modo "Registrado" (Flip-Flops internos ligados). Você teria dois Flip-Flops em série (um no 74HC74 e outro na GAL). É redundante e gasta mais energia e pinos.</text:p>
          </text:list-item>
        </text:list>
        <text:h text:style-name="P1" text:outline-level="3">A minha sugestão (Sinal de Estado Externo)</text:h>
        <text:p text:style-name="P20">O 74HC74 assume o papel de "cérebro" do estado de Boot, e a GAL vira apenas uma "calculadora" de endereços.</text:p>
        <text:p text:style-name="P45">Como funciona na prática:</text:p>
        <text:list text:style-name="L7">
          <text:list-item>
            <text:p text:style-name="P64"><text:span text:style-name="T5">O 74HC74 guarda o segredo:</text:span><text:span text:style-name="T4"> Ele sozinho decide se o sistema está em </text:span><text:span text:style-name="Source_20_Text"><text:span text:style-name="T7">MODO_BOOT</text:span></text:span><text:span text:style-name="T4"> (1) ou </text:span><text:span text:style-name="Source_20_Text"><text:span text:style-name="T7">MODO_NORMAL</text:span></text:span><text:span text:style-name="T4"> (0).</text:span></text:p>
          </text:list-item>
          <text:list-item>
            <text:p text:style-name="P39"><text:span text:style-name="T2">A GAL obedece:</text:span> Ela recebe esse sinal do 74HC74 em um pino de entrada comum (como se fosse um pino de endereço).</text:p>
          </text:list-item>
          <text:list-item>
            <text:p text:style-name="P39"><text:span text:style-name="T2">Vantagem Máxima:</text:span> Se você quiser mudar a lógica de quem ativa a RAM ou a ROM no futuro, você só mexe no código da GAL. O hardware do 74HC74 fica lá, quietinho, fazendo o papel dele de "chave liga-desliga".</text:p>
          </text:list-item>
        </text:list>
        <text:p text:style-name="Horizontal_20_Line"/>
        <text:h text:style-name="P1" text:outline-level="3">Por que isso simplifica sua vida no Protoboard?</text:h>
        <text:p text:style-name="P27">Se você usar o 74HC74 como a "chave", a sua GAL22V10 fica no modo <text:span text:style-name="T2">Combinacional</text:span>. Isso é ótimo porque:</text:p>
        <text:list text:style-name="L8">
          <text:list-item>
            <text:p text:style-name="P43">Não precisa se preocupar com o <text:span text:style-name="T2">Pino 1 (Clock)</text:span> da GAL. Todos os pinos de 1 a 11 viram entradas comuns.</text:p>
          </text:list-item>
          <text:list-item>
            <text:p text:style-name="P41">A lógica fica imune a problemas de temporização (skew) entre o clock da CPU e o clock da GAL.</text:p>
          </text:list-item>
          <text:list-item>
            <text:p text:style-name="P41">Você pode medir com um multímetro a saída do 74HC74 e saber exatamente em que modo o Orion68 está.</text:p>
          </text:list-item>
        </text:list>
        <text:h text:style-name="P1" text:outline-level="3">Como conectar o 74HC74 para o Orion68:</text:h>
        <text:list text:style-name="L9">
          <text:list-item>
            <text:p text:style-name="P65"><text:soft-page-break/><text:span text:style-name="T5">Sinal de RESET:</text:span><text:span text:style-name="T4"> Conecte no pino </text:span><text:span text:style-name="T5">PRE</text:span><text:span text:style-name="T4"> (Preset) do 74HC74. Quando a </text:span><text:span text:style-name="T5">tensão</text:span><text:span text:style-name="T4"> de Reset cair (Low), a saída </text:span><text:span text:style-name="Source_20_Text"><text:span text:style-name="T7">Q</text:span></text:span><text:span text:style-name="T4"> vai para </text:span><text:span text:style-name="Source_20_Text"><text:span text:style-name="T7">1</text:span></text:span><text:span text:style-name="T4"> imediatamente. (O modo Boot está ligado).</text:span></text:p>
          </text:list-item>
          <text:list-item>
            <text:p text:style-name="P65"><text:span text:style-name="T5">Sinal de Gatilho (Kill):</text:span><text:span text:style-name="T4"> Conecte uma saída da GAL (ex: </text:span><text:span text:style-name="Source_20_Text"><text:span text:style-name="T7">IO_SELECT</text:span></text:span><text:span text:style-name="T4">) no pino </text:span><text:span text:style-name="T5">CLK</text:span><text:span text:style-name="T4"> do 74HC74.</text:span></text:p>
          </text:list-item>
          <text:list-item>
            <text:p text:style-name="P44"><text:span text:style-name="T2">Sinal de Dados (D):</text:span> Aterre o pino <text:span text:style-name="T2">D</text:span> (GND).</text:p>
          </text:list-item>
          <text:list-item>
            <text:p text:style-name="P65"><text:span text:style-name="T5">A Mágica:</text:span><text:span text:style-name="T4"> Quando o 68000 acessar o I/O, a GAL dá um pulso no CLK do 74HC74. Ele olha para o pino D, vê que é </text:span><text:span text:style-name="Source_20_Text"><text:span text:style-name="T7">0</text:span></text:span><text:span text:style-name="T4">, e joga esse </text:span><text:span text:style-name="Source_20_Text"><text:span text:style-name="T7">0</text:span></text:span><text:span text:style-name="T4"> para a saída </text:span><text:span text:style-name="Source_20_Text"><text:span text:style-name="T7">Q</text:span></text:span><text:span text:style-name="T4">. O Boot morreu.</text:span></text:p>
          </text:list-item>
        </text:list>
        <text:h text:style-name="P1" text:outline-level="3">O novo (e definitivo) código da GAL:</text:h>
        <text:p text:style-name="P68">Plaintext</text:p>
        <text:p text:style-name="P14"><text:span text:style-name="Source_20_Text"><text:span text:style-name="T8">CHIP ORION_LOGIC GAL22V10</text:span></text:span></text:p>
        <text:p text:style-name="P19"/>
        <text:p text:style-name="P19"><text:span text:style-name="Source_20_Text"><text:span text:style-name="T8">; --- Entradas ---</text:span></text:span></text:p>
        <text:p text:style-name="P19"><text:span text:style-name="Source_20_Text"><text:span text:style-name="T8">PIN 1 <text:s/>AS</text:span></text:span></text:p>
        <text:p text:style-name="P19"><text:span text:style-name="Source_20_Text"><text:span text:style-name="T8">PIN 2 <text:s/>A23</text:span></text:span></text:p>
        <text:p text:style-name="P19"><text:span text:style-name="Source_20_Text"><text:span text:style-name="T8">PIN 3 <text:s/>A22</text:span></text:span></text:p>
        <text:p text:style-name="P19"><text:span text:style-name="Source_20_Text"><text:span text:style-name="T8">PIN 4 <text:s/>A21</text:span></text:span></text:p>
        <text:p text:style-name="P19"><text:span text:style-name="Source_20_Text"><text:span text:style-name="T8">PIN 5 <text:s/>A20</text:span></text:span></text:p>
        <text:p text:style-name="P19"><text:span text:style-name="Source_20_Text"><text:span text:style-name="T8">PIN 6 <text:s/>BOOT_STATE ; &lt;--- Vem do pino Q do 74HC74!</text:span></text:span></text:p>
        <text:p text:style-name="P19"><text:span text:style-name="Source_20_Text"><text:span text:style-name="T8">PIN 7 <text:s/>RW</text:span></text:span></text:p>
        <text:p text:style-name="P19"/>
        <text:p text:style-name="P19"><text:span text:style-name="Source_20_Text"><text:span text:style-name="T8">; --- Saídas ---</text:span></text:span></text:p>
        <text:p text:style-name="P19"><text:span text:style-name="Source_20_Text"><text:span text:style-name="T8">PIN 14 ROM_CS</text:span></text:span></text:p>
        <text:p text:style-name="P19"><text:span text:style-name="Source_20_Text"><text:span text:style-name="T8">PIN 15 RAM_CS</text:span></text:span></text:p>
        <text:p text:style-name="P19"><text:span text:style-name="Source_20_Text"><text:span text:style-name="T8">PIN 16 KILL_BOOT_TRIG ; &lt;--- Vai para o CLK do 74HC74</text:span></text:span></text:p>
        <text:p text:style-name="P19"/>
        <text:p text:style-name="P19"><text:span text:style-name="Source_20_Text"><text:span text:style-name="T8">EQUATIONS</text:span></text:span></text:p>
        <text:p text:style-name="P19"/>
        <text:p text:style-name="P19"><text:span text:style-name="Source_20_Text"><text:span text:style-name="T8">; Ativa quando o 68000 acessa o espaço F00000</text:span></text:span></text:p>
        <text:p text:style-name="P19"><text:span text:style-name="Source_20_Text"><text:span text:style-name="T8">KILL_BOOT_TRIG = !(A23 * A22 * A21 * A20 * !AS)</text:span></text:span></text:p>
        <text:p text:style-name="P19"/>
        <text:p text:style-name="P19"><text:span text:style-name="Source_20_Text"><text:span text:style-name="T8">; ROM_CS: Ativa no endereço E00000 OU no 000000 se o 74HC74 disser que é BOOT</text:span></text:span></text:p>
        <text:p text:style-name="P19"><text:span text:style-name="Source_20_Text"><text:span text:style-name="T8">ROM_CS = !( (!AS * A23 * A22 * A21 * !A20) + \ </text:span></text:span></text:p>
        <text:p text:style-name="P19"><text:span text:style-name="Source_20_Text"><text:span text:style-name="T9"><text:s text:c="12"/></text:span></text:span><text:span text:style-name="Source_20_Text"><text:span text:style-name="T8">(!AS * !A23 * !A22 * !A21 * !A20 * BOOT_STATE) )</text:span></text:span></text:p>
        <text:p text:style-name="P19"/>
        <text:p text:style-name="P19"><text:span text:style-name="Source_20_Text"><text:span text:style-name="T8">; RAM_CS: RAM de 2MB, mas respeita o espaço da ROM se BOOT_STATE for 1</text:span></text:span></text:p>
        <text:p text:style-name="P19"><text:span text:style-name="Source_20_Text"><text:span text:style-name="T8">RAM_CS = !( (!AS * !A23 * !A22 * !A21) * !(BOOT_STATE * !A20) )</text:span></text:span></text:p>
        <text:p text:style-name="P20">Ficou mais claro agora? Você usa o melhor dos dois mundos: a robustez física do flip-flop 74HC74 para guardar o estado e a flexibilidade da GAL para gerenciar a memória.</text:p>
        <text:p text:style-name="P20"><text:soft-page-break/>O que acha dessa separação de tarefas para o Orion68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Sans" fo:font-family="'Ubuntu Sans'" style:font-family-generic="swiss" fo:font-size="13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8:18:39.963156478</meta:creation-date>
    <dc:date>2026-04-09T18:50:32.997363458</dc:date>
    <meta:editing-duration>PT31M52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8" meta:paragraph-count="145" meta:word-count="1885" meta:character-count="9935" meta:non-whitespace-character-count="8051"/>
  </office:meta>
</office:document-meta>
</file>